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4264" officeooo:paragraph-rsid="0001426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21fc2" officeooo:paragraph-rsid="00021fc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2b2b0" officeooo:paragraph-rsid="0002b2b0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7" style:family="paragraph" style:parent-style-name="Standard" style:list-style-name="L2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9" style:family="paragraph" style:parent-style-name="Standard" style:list-style-name="L3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0" style:family="paragraph" style:parent-style-name="Standard" style:list-style-name="L4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1" style:family="paragraph" style:parent-style-name="Standard" style:list-style-name="L5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3/02/2020 </text:p>
      <text:p text:style-name="P1"/>
      <text:list xml:id="list3823715692" text:style-name="L1">
        <text:list-item>
          <text:p text:style-name="P4">Répartition des tâches</text:p>
        </text:list-item>
      </text:list>
      <text:p text:style-name="P5"/>
      <text:p text:style-name="P2">04/02/2020</text:p>
      <text:p text:style-name="P5"/>
      <text:list xml:id="list31068674" text:style-name="L2">
        <text:list-item>
          <text:p text:style-name="P6">Début du travail sur les diagrammes (Je ne sais pas encore a quoi peu ressembler le diagramme de package)</text:p>
        </text:list-item>
        <text:list-item>
          <text:p text:style-name="P7">Début des recherches sur la méthode Scrum.</text:p>
        </text:list-item>
      </text:list>
      <text:p text:style-name="P8"/>
      <text:p text:style-name="P3">06/02/2020</text:p>
      <text:p text:style-name="P8"/>
      <text:list xml:id="list3063281595" text:style-name="L3">
        <text:list-item>
          <text:p text:style-name="P9">Mise en page du résumé de la méthode Scrum pour le groupe</text:p>
        </text:list-item>
      </text:list>
      <text:p text:style-name="P8"/>
      <text:p text:style-name="P3">25/02/2020</text:p>
      <text:p text:style-name="P3"/>
      <text:list xml:id="list364127924" text:style-name="L4">
        <text:list-item>
          <text:p text:style-name="P10">Travail avec Allal sur le diagramme de classe</text:p>
        </text:list-item>
        <text:list-item>
          <text:p text:style-name="P10">Recherche sur les transmitions de données du robot (sans succes)</text:p>
        </text:list-item>
      </text:list>
      <text:p text:style-name="P8"/>
      <text:p text:style-name="P3">27/02/2020</text:p>
      <text:p text:style-name="P8"/>
      <text:list xml:id="list1122572492" text:style-name="L5">
        <text:list-item>
          <text:p text:style-name="P11">Mise a jour des données du deuxième sprint sur le GitHub</text:p>
        </text:list-item>
        <text:list-item>
          <text:p text:style-name="P11">Création du journal de bord 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2-27T17:54:49.389000000</dc:date>
    <meta:editing-duration>PT1M51S</meta:editing-duration>
    <meta:editing-cycles>1</meta:editing-cycles>
    <meta:document-statistic meta:table-count="0" meta:image-count="0" meta:object-count="0" meta:page-count="1" meta:paragraph-count="13" meta:word-count="88" meta:character-count="478" meta:non-whitespace-character-count="409"/>
  </office:meta>
</office:document-meta>
</file>